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3.789cm"/>
    </style:style>
    <style:style style:name="Table1.B" style:family="table-column">
      <style:table-column-properties style:column-width="4.782cm"/>
    </style:style>
    <style:style style:name="Table1.C" style:family="table-column">
      <style:table-column-properties style:column-width="3.074cm"/>
    </style:style>
    <style:style style:name="Table1.D" style:family="table-column">
      <style:table-column-properties style:column-width="2.185cm"/>
    </style:style>
    <style:style style:name="Table1.E" style:family="table-column">
      <style:table-column-properties style:column-width="3.75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2.642cm"/>
    </style:style>
    <style:style style:name="Table2.B" style:family="table-column">
      <style:table-column-properties style:column-width="2.653cm"/>
    </style:style>
    <style:style style:name="Table2.C" style:family="table-column">
      <style:table-column-properties style:column-width="3.298cm"/>
    </style:style>
    <style:style style:name="Table2.D" style:family="table-column">
      <style:table-column-properties style:column-width="2.572cm"/>
    </style:style>
    <style:style style:name="Table2.E" style:family="table-column">
      <style:table-column-properties style:column-width="3.63cm"/>
    </style:style>
    <style:style style:name="Table2.F" style:family="table-column">
      <style:table-column-properties style:column-width="2.794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orizontal_20_Line">
      <style:text-properties officeooo:paragraph-rsid="0012960c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⚡️ ELEKTRONİK ÖĞRENME MÜFREDATI</text:h>
      <text:h text:style-name="Heading_20_3" text:outline-level="3">— 5 Aşamalı Oyun Tabanlı Uygulamalı Eğitim Yolu —</text:h>
      <text:p text:style-name="Horizontal_20_Line"/>
      <text:h text:style-name="Heading_20_2" text:outline-level="2">🎯 GENEL AMACI</text:h>
      <text:p text:style-name="Text_20_body">Bu müfredat, hiçbir elektronik bilgisi olmayan bir öğrenciyi adım adım:</text:p>
      <text:p text:style-name="Quotations">🔹 elektrik temellerinden,<text:line-break/>🔹 dijital mantığa,<text:line-break/>🔹 mikrodenetleyici tabanlı sistemlere,<text:line-break/>🔹 ve son olarak profesyonel PCB üretimine<text:line-break/>taşıyan <text:span text:style-name="Strong_20_Emphasis">oyun ve simülasyon tabanlı bir öğrenme sistemi</text:span>dir.</text:p>
      <text:p text:style-name="Text_20_body">Her aşama bir öncekini temel alır; öğrenme eğrisi kolaydan zora doğal olarak ilerler.<text:line-break/>Her bölüm <text:span text:style-name="Strong_20_Emphasis">gerçek dünyada mühendislik pratiğiyle</text:span> doğrudan bağlantılıdır.</text:p>
      <text:p text:style-name="Horizontal_20_Line"/>
      <text:h text:style-name="Heading_20_2" text:outline-level="2"/>
      <text:h text:style-name="Heading_20_2" text:outline-level="2">🧭 GENEL AŞAMALAR HARİTAS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Aşama</text:p>
            </table:table-cell>
            <table:table-cell table:style-name="Table1.A1" office:value-type="string">
              <text:p text:style-name="Table_20_Heading">Ana Tema</text:p>
            </table:table-cell>
            <table:table-cell table:style-name="Table1.A1" office:value-type="string">
              <text:p text:style-name="Table_20_Heading">Kullanılan Araçlar / Oyunlar</text:p>
            </table:table-cell>
            <table:table-cell table:style-name="Table1.A1" office:value-type="string">
              <text:p text:style-name="Table_20_Heading">Öğrenme Düzeyi</text:p>
            </table:table-cell>
            <table:table-cell table:style-name="Table1.A1" office:value-type="string">
              <text:p text:style-name="Table_20_Heading">Temel Ürü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1️ Elektriğin Temelleri</text:span></text:p>
          </table:table-cell>
          <table:table-cell table:style-name="Table1.A1" office:value-type="string">
            <text:p text:style-name="Table_20_Contents">Gerilim, akım, direnç, güvenlik, bağlantı</text:p>
          </table:table-cell>
          <table:table-cell table:style-name="Table1.A1" office:value-type="string">
            <text:p text:style-name="Table_20_Contents"><text:span text:style-name="Emphasis">Electrician Simulator</text:span>, <text:span text:style-name="Emphasis">Tiny Circuits</text:span></text:p>
          </table:table-cell>
          <table:table-cell table:style-name="Table1.A1" office:value-type="string">
            <text:p text:style-name="Table_20_Contents">Başlangıç</text:p>
          </table:table-cell>
          <table:table-cell table:style-name="Table1.A1" office:value-type="string">
            <text:p text:style-name="Table_20_Contents">Temel elektrik devresi (pil–ampul–anahtar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2️ Dijital Mantık Dünyası</text:span></text:p>
          </table:table-cell>
          <table:table-cell table:style-name="Table1.A1" office:value-type="string">
            <text:p text:style-name="Table_20_Contents">Mantık kapıları, doğruluk tabloları, temel kombinasyonel devreler</text:p>
          </table:table-cell>
          <table:table-cell table:style-name="Table1.A1" office:value-type="string">
            <text:p text:style-name="Table_20_Contents"><text:span text:style-name="Emphasis">Logic Gate Simulator</text:span>, <text:span text:style-name="Emphasis">Logic World</text:span></text:p>
          </table:table-cell>
          <table:table-cell table:style-name="Table1.A1" office:value-type="string">
            <text:p text:style-name="Table_20_Contents">Başlangıç – Orta</text:p>
          </table:table-cell>
          <table:table-cell table:style-name="Table1.A1" office:value-type="string">
            <text:p text:style-name="Table_20_Contents">Mini hesaplama devresi (örnek: XOR tabanlı kontrol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3️ Ardışık Mantık ve Sistem Davranışı</text:span></text:p>
          </table:table-cell>
          <table:table-cell table:style-name="Table1.A1" office:value-type="string">
            <text:p text:style-name="Table_20_Contents">Sayaçlar, flip-flop, register, clock, zamanlama</text:p>
          </table:table-cell>
          <table:table-cell table:style-name="Table1.A1" office:value-type="string">
            <text:p text:style-name="Table_20_Contents"><text:span text:style-name="Emphasis">Digital Logic Sim</text:span></text:p>
          </table:table-cell>
          <table:table-cell table:style-name="Table1.A1" office:value-type="string">
            <text:p text:style-name="Table_20_Contents">Orta</text:p>
          </table:table-cell>
          <table:table-cell table:style-name="Table1.A1" office:value-type="string">
            <text:p text:style-name="Table_20_Contents">Trafik lambası veya sayaç sistemi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4️ Mikrodenetleyici Programlama</text:span></text:p>
          </table:table-cell>
          <table:table-cell table:style-name="Table1.A1" office:value-type="string">
            <text:p text:style-name="Table_20_Contents">Arduino, sensör, servo, kodla kontrol</text:p>
          </table:table-cell>
          <table:table-cell table:style-name="Table1.A1" office:value-type="string">
            <text:p text:style-name="Table_20_Contents"><text:span text:style-name="Emphasis">Tinkercad Circuits</text:span>, <text:span text:style-name="Emphasis">Wokwi</text:span></text:p>
          </table:table-cell>
          <table:table-cell table:style-name="Table1.A1" office:value-type="string">
            <text:p text:style-name="Table_20_Contents">Orta – İleri</text:p>
          </table:table-cell>
          <table:table-cell table:style-name="Table1.A1" office:value-type="string">
            <text:p text:style-name="Table_20_Contents">Akıllı oda sistemi (sensör + kontrol kodu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5️ PCB Tasarımı ve Üretim Süreci</text:span></text:p>
          </table:table-cell>
          <table:table-cell table:style-name="Table1.A1" office:value-type="string">
            <text:p text:style-name="Table_20_Contents">Şematik çizim, layout, routing, Gerber dosyası</text:p>
          </table:table-cell>
          <table:table-cell table:style-name="Table1.A1" office:value-type="string">
            <text:p text:style-name="Table_20_Contents"><text:span text:style-name="Emphasis">Fritzing</text:span>, <text:span text:style-name="Emphasis">KiCad</text:span></text:p>
          </table:table-cell>
          <table:table-cell table:style-name="Table1.A1" office:value-type="string">
            <text:p text:style-name="Table_20_Contents">İleri</text:p>
          </table:table-cell>
          <table:table-cell table:style-name="Table1.A1" office:value-type="string">
            <text:p text:style-name="Table_20_Contents">Üretime hazır “Akıllı Oda PCB” kartı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Horizontal_20_Line"><text:soft-page-break/></text:p>
      <text:h text:style-name="Heading_20_2" text:outline-level="2">🔩 BECERİ DÖNÜŞÜM HARİTASI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Beceri Alanı</text:p>
            </table:table-cell>
            <table:table-cell table:style-name="Table2.A1" office:value-type="string">
              <text:p text:style-name="Table_20_Heading">Aşama 1</text:p>
            </table:table-cell>
            <table:table-cell table:style-name="Table2.A1" office:value-type="string">
              <text:p text:style-name="Table_20_Heading">Aşama 2</text:p>
            </table:table-cell>
            <table:table-cell table:style-name="Table2.A1" office:value-type="string">
              <text:p text:style-name="Table_20_Heading">Aşama 3</text:p>
            </table:table-cell>
            <table:table-cell table:style-name="Table2.A1" office:value-type="string">
              <text:p text:style-name="Table_20_Heading">Aşama 4</text:p>
            </table:table-cell>
            <table:table-cell table:style-name="Table2.A1" office:value-type="string">
              <text:p text:style-name="Table_20_Heading">Aşama 5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Elektrik Kavramı</text:span></text:p>
          </table:table-cell>
          <table:table-cell table:style-name="Table2.A1" office:value-type="string">
            <text:p text:style-name="Table_20_Contents">Voltaj, akım, direnç</text:p>
          </table:table-cell>
          <table:table-cell table:style-name="Table2.A1" office:value-type="string">
            <text:p text:style-name="Table_20_Contents">Dijital sinyale dönüşüm</text:p>
          </table:table-cell>
          <table:table-cell table:style-name="Table2.A1" office:value-type="string">
            <text:p text:style-name="Table_20_Contents">Clock ile zaman tabanı</text:p>
          </table:table-cell>
          <table:table-cell table:style-name="Table2.A1" office:value-type="string">
            <text:p text:style-name="Table_20_Contents">Sensör verisini okumak</text:p>
          </table:table-cell>
          <table:table-cell table:style-name="Table2.A1" office:value-type="string">
            <text:p text:style-name="Table_20_Contents">Güç yönetimi (VCC–GND düzeni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evre Tasarımı</text:span></text:p>
          </table:table-cell>
          <table:table-cell table:style-name="Table2.A1" office:value-type="string">
            <text:p text:style-name="Table_20_Contents">Breadboard bağlantısı</text:p>
          </table:table-cell>
          <table:table-cell table:style-name="Table2.A1" office:value-type="string">
            <text:p text:style-name="Table_20_Contents">Mantık devreleri</text:p>
          </table:table-cell>
          <table:table-cell table:style-name="Table2.A1" office:value-type="string">
            <text:p text:style-name="Table_20_Contents">Zaman tabanlı sistem</text:p>
          </table:table-cell>
          <table:table-cell table:style-name="Table2.A1" office:value-type="string">
            <text:p text:style-name="Table_20_Contents">Mikrodenetleyici tabanlı devre</text:p>
          </table:table-cell>
          <table:table-cell table:style-name="Table2.A1" office:value-type="string">
            <text:p text:style-name="Table_20_Contents">PCB şematik ve yerleşim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nalitik Düşünme</text:span></text:p>
          </table:table-cell>
          <table:table-cell table:style-name="Table2.A1" office:value-type="string">
            <text:p text:style-name="Table_20_Contents">Basit sebep-sonuç</text:p>
          </table:table-cell>
          <table:table-cell table:style-name="Table2.A1" office:value-type="string">
            <text:p text:style-name="Table_20_Contents">Mantık tablosu</text:p>
          </table:table-cell>
          <table:table-cell table:style-name="Table2.A1" office:value-type="string">
            <text:p text:style-name="Table_20_Contents">Durum değişimi (state)</text:p>
          </table:table-cell>
          <table:table-cell table:style-name="Table2.A1" office:value-type="string">
            <text:p text:style-name="Table_20_Contents">Algoritma ve kod mantığı</text:p>
          </table:table-cell>
          <table:table-cell table:style-name="Table2.A1" office:value-type="string">
            <text:p text:style-name="Table_20_Contents">Üretim kısıtları analizi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Yaratıcılık</text:span></text:p>
          </table:table-cell>
          <table:table-cell table:style-name="Table2.A1" office:value-type="string">
            <text:p text:style-name="Table_20_Contents">Basit deney</text:p>
          </table:table-cell>
          <table:table-cell table:style-name="Table2.A1" office:value-type="string">
            <text:p text:style-name="Table_20_Contents">Deneysel kombinasyonlar</text:p>
          </table:table-cell>
          <table:table-cell table:style-name="Table2.A1" office:value-type="string">
            <text:p text:style-name="Table_20_Contents">Mini sistem oluşturma</text:p>
          </table:table-cell>
          <table:table-cell table:style-name="Table2.A1" office:value-type="string">
            <text:p text:style-name="Table_20_Contents">Akıllı cihaz prototipi</text:p>
          </table:table-cell>
          <table:table-cell table:style-name="Table2.A1" office:value-type="string">
            <text:p text:style-name="Table_20_Contents">Gerçek ürün tasarımı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eknik Araç Kullanımı</text:span></text:p>
          </table:table-cell>
          <table:table-cell table:style-name="Table2.A1" office:value-type="string">
            <text:p text:style-name="Table_20_Contents">Temel simülatör</text:p>
          </table:table-cell>
          <table:table-cell table:style-name="Table2.A1" office:value-type="string">
            <text:p text:style-name="Table_20_Contents">Dijital devre sim</text:p>
          </table:table-cell>
          <table:table-cell table:style-name="Table2.A1" office:value-type="string">
            <text:p text:style-name="Table_20_Contents">Gelişmiş simülasyon</text:p>
          </table:table-cell>
          <table:table-cell table:style-name="Table2.A1" office:value-type="string">
            <text:p text:style-name="Table_20_Contents">Kod + donanım simülasyonu</text:p>
          </table:table-cell>
          <table:table-cell table:style-name="Table2.A1" office:value-type="string">
            <text:p text:style-name="Table_20_Contents">PCB CAD yazılımı</text:p>
          </table:table-cell>
        </table:table-row>
      </table:table>
      <text:p text:style-name="Standard"/>
      <text:p text:style-name="Standard"/>
      <text:p text:style-name="P1"/>
      <text:p text:style-name="Standard"/>
      <text:h text:style-name="Heading_20_2" text:outline-level="2">🧠 ÖĞRENME YOLCULUĞUNUN DOĞAL İLERLEYİŞİ</text:h>
      <text:p text:style-name="Text_20_body">1️⃣ <text:span text:style-name="Strong_20_Emphasis">Keşfetme:</text:span><text:line-break/>Öğrenci, fiziksel dünyanın elektrikle nasıl çalıştığını deneysel oyunlarla keşfeder.<text:line-break/>(<text:span text:style-name="Emphasis">Electrician Simulator</text:span>, <text:span text:style-name="Emphasis">Tiny Circuits</text:span>)</text:p>
      <text:p text:style-name="Text_20_body">2️⃣ <text:span text:style-name="Strong_20_Emphasis">Mantıkla Düşünme:</text:span><text:line-break/>Karmaşık fiziksel detaylardan soyutlanıp, “mantıksal düşünce” sistemine geçer.<text:line-break/>(<text:span text:style-name="Emphasis">Logic Gate Simulator</text:span>)</text:p>
      <text:p text:style-name="Text_20_body">3️⃣ <text:span text:style-name="Strong_20_Emphasis">Zamana Bağlı Sistemler:</text:span><text:line-break/>Artık sistemlerin davranışını zaman içinde takip etmeyi öğrenir.<text:line-break/>(<text:span text:style-name="Emphasis">Digital Logic Sim</text:span>)</text:p>
      <text:p text:style-name="Text_20_body">4️⃣ <text:span text:style-name="Strong_20_Emphasis">Akıllı Sistemlere Geçiş:</text:span><text:line-break/>Kodlama + devre kontrolünü birleştirir, sensörlerle çalışan mini projeler üretir.<text:line-break/>(<text:span text:style-name="Emphasis">Tinkercad Circuits</text:span>, <text:span text:style-name="Emphasis">Wokwi</text:span>)</text:p>
      <text:p text:style-name="Text_20_body">5️⃣ <text:span text:style-name="Strong_20_Emphasis">Profesyonel Üretim:</text:span><text:line-break/>Prototip devrelerini PCB’ye dönüştürür ve üretime hazır hale getirir.<text:line-break/>(<text:span text:style-name="Emphasis">Fritzing</text:span>, <text:span text:style-name="Emphasis">KiCad</text:span>)</text:p>
      <text:p text:style-name="Text_20_body"/>
      <text:p text:style-name="Text_20_body"/>
      <text:p text:style-name="Horizontal_20_Line"><text:soft-page-break/></text:p>
      <text:p text:style-name="Text_20_body"/>
      <text:h text:style-name="Heading_20_2" text:outline-level="2">🎓 MÜFREDATIN KAZANIMLARI</text:h>
      <text:p text:style-name="Text_20_body">Program sonunda öğrenci:</text:p>
      <text:list text:style-name="L1">
        <text:list-item>
          <text:p text:style-name="P2">⚙️ Gerilim, akım, direnç ilişkisini açıklar ve ölçebilir.</text:p>
        </text:list-item>
        <text:list-item>
          <text:p text:style-name="P2">🧩 Dijital devrelerde mantık kapılarını tanır ve birleştirir.</text:p>
        </text:list-item>
        <text:list-item>
          <text:p text:style-name="P2">⏱️ Clock, counter, register sistemlerini kurabilir.</text:p>
        </text:list-item>
        <text:list-item>
          <text:p text:style-name="P2">💻 Arduino veya benzeri mikrodenetleyicilerle sensör ve çıkış birimlerini kontrol eder.</text:p>
        </text:list-item>
        <text:list-item>
          <text:p text:style-name="P2">🧾 PCB şeması, layout ve Gerber dosyası oluşturabilir.</text:p>
        </text:list-item>
        <text:list-item>
          <text:p text:style-name="P2">🔧 Basit bir elektronik ürünü tasarlayıp üretime hazır hale getirir.</text:p>
        </text:list-item>
      </text:list>
      <text:p text:style-name="Horizontal_20_Line"/>
      <text:h text:style-name="Heading_20_2" text:outline-level="2">🧩 TAMAMLAYICI PROJELER (Aşamalara Dağıtılmış)</text:h>
      <text:list text:style-name="L2">
        <text:list-item>
          <text:p text:style-name="P3"><text:span text:style-name="Strong_20_Emphasis">Aşama 1:</text:span> Basit el feneri devresi</text:p>
        </text:list-item>
        <text:list-item>
          <text:p text:style-name="P3"><text:span text:style-name="Strong_20_Emphasis">Aşama 2:</text:span> Mantıkla çalışan alarm sistemi</text:p>
        </text:list-item>
        <text:list-item>
          <text:p text:style-name="P3"><text:span text:style-name="Strong_20_Emphasis">Aşama 3:</text:span> Dijital trafik lambası veya 4-bit sayaç</text:p>
        </text:list-item>
        <text:list-item>
          <text:p text:style-name="P3"><text:span text:style-name="Strong_20_Emphasis">Aşama 4:</text:span> Akıllı oda (ışık + sıcaklık + fan kontrol)</text:p>
        </text:list-item>
        <text:list-item>
          <text:p text:style-name="P3"><text:span text:style-name="Strong_20_Emphasis">Aşama 5:</text:span> Akıllı oda PCB tasarımı (üretim dosyalarıyla)</text:p>
        </text:list-item>
      </text:list>
      <text:p text:style-name="Horizontal_20_Line"/>
      <text:h text:style-name="Heading_20_2" text:outline-level="2">🧭 SONUÇ</text:h>
      <text:p text:style-name="Text_20_body">Bu müfredat, <text:span text:style-name="Strong_20_Emphasis">oyun temelli - simülasyon destekli</text:span> bir yapıda:</text:p>
      <text:p text:style-name="Quotations">“oyun oynamaktan proje üretmeye”<text:line-break/>dönüşen bir öğrenme süreci sunar.</text:p>
      <text:list text:style-name="L3">
        <text:list-item>
          <text:p text:style-name="P4">Oyunlar → Deneysel keşif</text:p>
        </text:list-item>
        <text:list-item>
          <text:p text:style-name="P4">Simülasyonlar → Gerçek mühendislik mantığı</text:p>
        </text:list-item>
        <text:list-item>
          <text:p text:style-name="P4">Kodlama → Akıllı sistem davranışı</text:p>
        </text:list-item>
        <text:list-item>
          <text:p text:style-name="P4">PCB tasarımı → Gerçek üretime geçiş</text:p>
        </text:list-item>
      </text:list>
      <text:p text:style-name="Text_20_body">🎯 Sonuçta öğrenci yalnızca “elektronik bilen” değil,<text:line-break/>aynı zamanda <text:span text:style-name="Strong_20_Emphasis">sistem düşünebilen, tasarlayabilen bir maker</text:span> haline geli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3T01:21:14.378771045</meta:creation-date>
    <dc:date>2025-12-11T11:40:35.209919800</dc:date>
    <meta:editing-duration>PT12M28S</meta:editing-duration>
    <meta:editing-cycles>3</meta:editing-cycles>
    <meta:generator>LibreOffice/25.8.3.2$Windows_X86_64 LibreOffice_project/8ca8d55c161d602844f5428fa4b58097424e324e</meta:generator>
    <meta:print-date>2025-12-11T11:38:55.226077100</meta:print-date>
    <meta:printed-by>PDF files</meta:printed-by>
    <meta:document-statistic meta:table-count="2" meta:image-count="0" meta:object-count="0" meta:page-count="3" meta:paragraph-count="102" meta:word-count="540" meta:character-count="3759" meta:non-whitespace-character-count="3335"/>
  </office:meta>
</office:document-meta>
</file>